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conomica" svg:font-family="Economica"/>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color="#000000" style:text-line-through-style="none" style:text-line-through-type="none" style:font-name="Open Sans" fo:font-size="13pt" fo:font-style="normal" style:text-underline-style="none" fo:font-weight="bold" officeooo:paragraph-rsid="001c8bca" style:font-name-asian="Open Sans" style:font-size-asian="13pt" style:font-style-asian="normal" style:font-weight-asian="bold" style:font-name-complex="Open Sans" style:font-size-complex="13pt" style:font-style-complex="normal" style:font-weight-complex="bold"/>
    </style:style>
    <style:style style:name="P2" style:family="paragraph" style:parent-style-name="Subtitle">
      <style:paragraph-properties fo:line-height="115%" fo:text-align="center" style:justify-single-word="false" style:writing-mode="lr-tb"/>
      <style:text-properties fo:color="#999999" style:text-line-through-style="none" style:text-line-through-type="none" style:font-name="Economica" fo:font-size="14pt" fo:font-style="normal" style:text-underline-style="none" fo:font-weight="normal" officeooo:paragraph-rsid="000b3e35" style:font-name-asian="Economica" style:font-size-asian="14pt" style:font-style-asian="normal" style:font-weight-asian="normal" style:font-name-complex="Economica" style:font-size-complex="14pt" style:font-style-complex="normal" style:font-weight-complex="normal"/>
    </style:style>
    <style:style style:name="P3" style:family="paragraph" style:parent-style-name="Subtitle">
      <style:paragraph-properties fo:line-height="115%" fo:text-align="center" style:justify-single-word="false" fo:break-before="auto" fo:break-after="auto" style:writing-mode="lr-tb"/>
      <style:text-properties fo:color="#999999" style:text-line-through-style="none" style:text-line-through-type="none" style:font-name="Economica" fo:font-size="14pt" fo:font-style="normal" style:text-underline-style="none" fo:font-weight="normal" officeooo:paragraph-rsid="000b3e35" style:font-name-asian="Economica" style:font-size-asian="14pt" style:font-style-asian="normal" style:font-weight-asian="normal" style:font-name-complex="Economica" style:font-size-complex="14pt" style:font-style-complex="normal" style:font-weight-complex="normal"/>
    </style:style>
    <style:style style:name="P4" style:family="paragraph" style:parent-style-name="Standard">
      <style:paragraph-properties fo:margin-left="0cm" fo:margin-right="0cm" fo:text-indent="0cm" style:auto-text-indent="false"/>
      <style:text-properties officeooo:paragraph-rsid="000b3e35"/>
    </style:style>
    <style:style style:name="P5" style:family="paragraph" style:parent-style-name="Standard">
      <style:paragraph-properties fo:line-height="115%" fo:text-align="center" style:justify-single-word="false" fo:break-before="auto" fo:break-after="auto" style:writing-mode="lr-tb"/>
      <style:text-properties officeooo:paragraph-rsid="000b3e35"/>
    </style:style>
    <style:style style:name="P6" style:family="paragraph" style:parent-style-name="Standard">
      <style:paragraph-properties fo:line-height="115%" fo:text-align="justify" style:justify-single-word="false" fo:break-before="auto" fo:break-after="auto" style:writing-mode="lr-tb"/>
      <style:text-properties officeooo:paragraph-rsid="000b3e35"/>
    </style:style>
    <style:style style:name="P7" style:family="paragraph" style:parent-style-name="Standard">
      <style:paragraph-properties fo:line-height="115%" fo:text-align="justify" style:justify-single-word="false" fo:break-before="auto" fo:break-after="auto" style:writing-mode="lr-tb"/>
      <style:text-properties officeooo:paragraph-rsid="001c8bca"/>
    </style:style>
    <style:style style:name="P8" style:family="paragraph" style:parent-style-name="Standard">
      <style:paragraph-properties fo:margin-left="0cm" fo:margin-right="0.053cm" fo:line-height="115%" fo:text-indent="0cm" style:auto-text-indent="false" fo:break-before="auto" fo:break-after="auto" style:writing-mode="lr-tb"/>
      <style:text-properties officeooo:paragraph-rsid="000b3e35"/>
    </style:style>
    <style:style style:name="P9" style:family="paragraph" style:parent-style-name="Standard">
      <style:paragraph-properties fo:line-height="115%" fo:text-align="center" style:justify-single-word="false" style:writing-mode="lr-tb"/>
      <style:text-properties officeooo:paragraph-rsid="000b3e35"/>
    </style:style>
    <style:style style:name="P10" style:family="paragraph" style:parent-style-name="Heading_20_1" style:list-style-name="">
      <style:paragraph-properties fo:line-height="150%">
        <style:tab-stops/>
      </style:paragraph-properties>
    </style:style>
    <style:style style:name="P11" style:family="paragraph" style:parent-style-name="Heading_20_1">
      <style:text-properties officeooo:paragraph-rsid="0011eeef"/>
    </style:style>
    <style:style style:name="P12" style:family="paragraph" style:parent-style-name="Heading_20_1">
      <style:text-properties officeooo:paragraph-rsid="0017f551"/>
    </style:style>
    <style:style style:name="P13" style:family="paragraph" style:parent-style-name="Heading_20_1">
      <style:paragraph-properties fo:break-before="auto" fo:break-after="auto"/>
    </style:style>
    <style:style style:name="P14" style:family="paragraph" style:parent-style-name="Text_20_body">
      <style:text-properties officeooo:paragraph-rsid="000b3e35"/>
    </style:style>
    <style:style style:name="P15" style:family="paragraph" style:parent-style-name="Text_20_body" style:list-style-name="L3">
      <style:text-properties officeooo:paragraph-rsid="0011eeef"/>
    </style:style>
    <style:style style:name="P16" style:family="paragraph" style:parent-style-name="Text_20_body" style:list-style-name="L4"/>
    <style:style style:name="P17" style:family="paragraph" style:parent-style-name="Text_20_body">
      <style:text-properties fo:color="#ff3333"/>
    </style:style>
    <style:style style:name="P18" style:family="paragraph" style:parent-style-name="Text_20_body" style:list-style-name="L6"/>
    <style:style style:name="P19" style:family="paragraph" style:parent-style-name="Text_20_body" style:list-style-name="L7"/>
    <style:style style:name="P20" style:family="paragraph" style:parent-style-name="Heading">
      <style:text-properties officeooo:paragraph-rsid="001acae5"/>
    </style:style>
    <style:style style:name="T1" style:family="text">
      <style:text-properties fo:color="#000000" style:text-line-through-style="none" style:text-line-through-type="none" style:font-name="Open Sans" fo:font-size="11pt"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2" style:family="text">
      <style:text-properties fo:color="#000000" style:text-line-through-style="none" style:text-line-through-type="none" style:font-name="Open Sans" fo:font-size="11pt" fo:font-style="normal" style:text-underline-style="none" fo:font-weight="normal" officeooo:rsid="00118a72" style:font-name-asian="Open Sans" style:font-size-asian="11pt" style:font-style-asian="normal" style:font-weight-asian="normal" style:font-name-complex="Open Sans" style:font-size-complex="11pt" style:font-style-complex="normal" style:font-weight-complex="normal"/>
    </style:style>
    <style:style style:name="T3" style:family="text">
      <style:text-properties fo:color="#000000" style:text-line-through-style="none" style:text-line-through-type="none" style:font-name="Open Sans" fo:font-size="11pt" fo:font-style="normal" style:text-underline-style="none" fo:font-weight="normal" officeooo:rsid="0017f551" style:font-name-asian="Open Sans" style:font-size-asian="11pt" style:font-style-asian="normal" style:font-weight-asian="normal" style:font-name-complex="Open Sans" style:font-size-complex="11pt" style:font-style-complex="normal" style:font-weight-complex="normal"/>
    </style:style>
    <style:style style:name="T4" style:family="text">
      <style:text-properties fo:color="#000000" style:text-line-through-style="none" style:text-line-through-type="none" style:font-name="Open Sans" fo:font-size="11pt"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5" style:family="text">
      <style:text-properties fo:language="fr" fo:country="FR"/>
    </style:style>
    <style:style style:name="T6" style:family="text">
      <style:text-properties fo:color="#999999"/>
    </style:style>
    <style:style style:name="T7" style:family="text">
      <style:text-properties fo:color="#999999" fo:font-size="11pt" style:font-size-asian="11pt" style:font-size-complex="11pt"/>
    </style:style>
    <style:style style:name="T8" style:family="text">
      <style:text-properties fo:color="#999999" style:text-line-through-style="none" style:text-line-through-type="none" style:font-name="Open Sans" fo:font-size="11pt"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9" style:family="text">
      <style:text-properties fo:color="#999999" fo:font-size="10pt" style:font-size-asian="10pt" style:font-size-complex="10pt"/>
    </style:style>
    <style:style style:name="T10" style:family="text">
      <style:text-properties fo:font-weight="normal" style:font-weight-asian="normal" style:font-weight-complex="normal"/>
    </style:style>
    <style:style style:name="T11" style:family="text">
      <style:text-properties fo:font-weight="normal" officeooo:rsid="00118a72" style:font-weight-asian="normal" style:font-weight-complex="normal"/>
    </style:style>
    <style:style style:name="T12" style:family="text">
      <style:text-properties officeooo:rsid="00118a72"/>
    </style:style>
    <style:style style:name="T13" style:family="text">
      <style:text-properties officeooo:rsid="0011eeef"/>
    </style:style>
    <style:style style:name="T14" style:family="text">
      <style:text-properties officeooo:rsid="00139afd"/>
    </style:style>
    <style:style style:name="T15" style:family="text">
      <style:text-properties officeooo:rsid="0015fa20"/>
    </style:style>
    <style:style style:name="T16" style:family="text">
      <style:text-properties fo:color="#1155cc" style:text-underline-style="solid" style:text-underline-width="auto" style:text-underline-color="font-color"/>
    </style:style>
    <style:style style:name="T17" style:family="text">
      <style:text-properties officeooo:rsid="0017f551"/>
    </style:style>
    <style:style style:name="T18" style:family="text">
      <style:text-properties officeooo:rsid="00192e0e"/>
    </style:style>
    <style:style style:name="T19" style:family="text">
      <style:text-properties officeooo:rsid="001992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09cm" fo:text-indent="-0.635cm" fo:margin-left="0.60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4cm" fo:text-indent="-0.635cm" fo:margin-left="1.24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hoix techniques</text:p>
      <text:h text:style-name="P12" text:outline-level="1"><text:bookmark-start text:name="__RefHeading__15624_1205083343"/><text:span text:style-name="T19">Environnement</text:span> actuel<text:bookmark-end text:name="__RefHeading__15624_1205083343"/></text:h>
      <text:p text:style-name="Text_20_body">Actuellement, on utilise WordPress avec <text:span text:style-name="T17">un </text:span>plugin gratuit de calendrier <text:span text:style-name="T17">(wp_calendar)</text:span><text:span text:style-name="T3">.</text:span></text:p>
      <text:p text:style-name="Text_20_body">Il semble clair, que l’outil wordpress et son plugin ne sont pas satisfaisant. Ils ne permettent pas de vraiment faire ce que l’on veut, et ils sont utilisés de manière détournée (quelques tricks à certain endroits : liens dans des titres etc … ).</text:p>
      <text:p text:style-name="Text_20_body">La base de données semble utiliser le modèle du plugin calendar de wp pour <text:s/>répondre aux besoins du site. Les besoins ont probablement évolués et le modèle du calendrier wp_calendar ne devait plus <text:s/>suffire. Une solution rustine a été utilisé.</text:p>
      <text:h text:style-name="Heading_20_1" text:outline-level="1"><text:bookmark-start text:name="__RefHeading__15920_1205083343"/>Précédente tentative de refonte<text:bookmark-end text:name="__RefHeading__15920_1205083343"/></text:h>
      <text:p text:style-name="Text_20_body">Une refonte du site et plus largement du système d’information a été entreprise il y a un moment, le projet etait trop ambitieux, trop gros et les week ends trop courts.</text:p>
      <text:h text:style-name="Heading_20_2" text:outline-level="2"><text:bookmark-start text:name="__RefHeading__15922_1205083343"/>Objectifs<text:bookmark-end text:name="__RefHeading__15922_1205083343"/></text:h>
      <text:list xml:id="list1417534865151024381" text:style-name="L6">
        <text:list-item>
          <text:p text:style-name="P18">Simplifier la gestion/saisie des évenements : Abandonner l’utilisation centrale de Word, pour saisir les evenements directement dans la bd du site web. Cela reduit le temps passé a recopier les evenements de word le site ET de word vers indesign (pour le magazine).</text:p>
        </text:list-item>
        <text:list-item>
          <text:p text:style-name="P18">Automatiser le plus de tâches possible et minimiser les opérations humaines source d’erreurs : exporter les evenements saisis dans le site pour les entrer dans le magazine.</text:p>
        </text:list-item>
        <text:list-item>
          <text:p text:style-name="P18">Moderniser l’image du Mamasound avec un design plus moderne et plus lisible.</text:p>
        </text:list-item>
        <text:list-item>
          <text:p text:style-name="P18">Renforcer les interactions avec les réseaux sociaux : facebook, google+, twitter ?</text:p>
        </text:list-item>
      </text:list>
      <text:h text:style-name="Heading_20_2" text:outline-level="2"><text:bookmark-start text:name="__RefHeading__15924_1205083343"/>Solution retenue <text:bookmark-end text:name="__RefHeading__15924_1205083343"/></text:h>
      <text:list xml:id="list2448564404541612733" text:style-name="L7">
        <text:list-item>
          <text:p text:style-name="P19">Implémenter une application spécifique sans se baser sur un cms existant qui sont souvent trop difficile à adapter. Avec un UI public, une partie admin, un bd spécifique.</text:p>
        </text:list-item>
        <text:list-item>
          <text:p text:style-name="P19">Pour l’aspect UI et la charte graphique, choix d’un flat design en choisissant d’utiliser l’UI boostrap sans perdre son temps à essayer de la customiser (permet de suivre plus facilement les mises a jour du composant). Ce choix permet aussi de disposer d’un responsive design qui permettait de bien s’adapter aux appareils mobiles (l’application pour téléphone n’éxistait pas à l’époque).</text:p>
        </text:list-item>
        <text:list-item>
          <text:p text:style-name="P19">Dans l’ensemble on souhaitait réaliser un mini CMS spécialisé.</text:p>
        </text:list-item>
        <text:list-item>
          <text:p text:style-name="P19">Critique de la solution</text:p>
        </text:list-item>
        <text:list-item>
          <text:p text:style-name="P19">Partie publique intéressantes, mais non abouties</text:p>
        </text:list-item>
        <text:list-item>
          <text:p text:style-name="P19">Trop de travail pour la partie admin (faire tout les formulaires avec possibilités de formatage (liens, formatage du texte, etc ..). Il aurait fallu trouver une lib pour implémenter rapidement la partie admin et pas avoir à réinventer la roue.</text:p>
        </text:list-item>
        <text:list-item>
          <text:p text:style-name="P19"><text:soft-page-break/>Trop ambitieux. Ca consistait quand même à développer de 0 un CMS. Et en plus, on souhaitait refaire tout le SI (Système d’Information) en y incluant les méthode de travail.</text:p>
        </text:list-item>
      </text:list>
      <text:h text:style-name="P13" text:outline-level="1"><text:bookmark-start text:name="__RefHeading___Toc1287_201402896"/><text:span text:style-name="T4">Quelle solution ? </text:span><text:span text:style-name="T1">Pourquoi symfony ? </text:span><text:bookmark-end text:name="__RefHeading___Toc1287_201402896"/></text:h>
      <text:p text:style-name="Text_20_body">Pour des raisons contingentes =&gt; outil abordé lors de la formation.</text:p>
      <text:p text:style-name="Text_20_body">Et plus globalement pour tous les points abordés <text:a xlink:type="simple" xlink:href="http://symfony.com/fr/why-use-a-framework" text:style-name="Internet_20_link" text:visited-style-name="Visited_20_Internet_20_Link"><text:span text:style-name="T16">ici</text:span></text:a><text:span text:style-name="T1"> (fiabilité, évolutivité, maintenance).</text:span></text:p>
      <text:p text:style-name="Text_20_body">Après avoir lu le rapport de la précédente refonte, il semble que ça solutionne pas mal de points (gestion administrative, formulaire, réutiliser l’existant, simple, pas de CMS, +MVC, + gestion des objets et de la persist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conomica" svg:font-family="Economica"/>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left="0cm" fo:margin-right="0cm" fo:margin-top="0cm" fo:margin-bottom="0.247cm" loext:contextual-spacing="false" fo:line-height="100%" fo:text-align="justify" style:justify-single-word="false" fo:text-indent="1.05cm" style:auto-text-indent="false" style:shadow="none">
        <style:tab-stops/>
      </style:paragraph-properties>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76cm" fo:margin-right="0cm" fo:margin-top="0.85cm" fo:margin-bottom="0cm" loext:contextual-spacing="false" fo:line-height="150%" fo:text-indent="-0.76cm" style:auto-text-indent="false" fo:break-before="auto" fo:break-after="auto" style:writing-mode="lr-tb">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cm" fo:margin-right="3.149cm" fo:margin-top="0.499cm" fo:margin-bottom="0.25cm" loext:contextual-spacing="false" fo:line-height="100%" fo:text-indent="0cm" style:auto-text-indent="false" fo:break-before="auto" fo:break-after="auto" style:writing-mode="lr-tb"/>
      <style:text-properties fo:font-size="12pt" fo:font-weight="bold" style:font-size-asian="13pt" style:font-weight-asian="bold" style:font-size-complex="13pt" style:font-weight-complex="600"/>
    </style:style>
    <style:style style:name="Heading_20_3" style:display-name="Heading 3" style:family="paragraph" style:parent-style-name="Standard" style:default-outline-level="3" style:class="text">
      <style:paragraph-properties fo:line-height="150%" fo:break-before="auto" fo:break-after="auto" style:writing-mode="lr-tb"/>
      <style:text-properties style:use-window-font-color="true" fo:font-size="12pt" fo:font-weight="bold" style:font-size-asian="12pt" style:font-weight-asian="bold" style:font-size-complex="12pt" style:font-weight-complex="600"/>
    </style:style>
    <style:style style:name="Subtitle" style:family="paragraph" style:parent-style-name="Standard" style:class="chapter">
      <style:paragraph-properties fo:margin-top="0cm" fo:margin-bottom="0cm" loext:contextual-spacing="false" fo:line-height="100%" fo:break-before="auto" fo:break-after="auto" style:writing-mode="lr-tb"/>
      <style:text-properties fo:color="#999999" style:font-name="Economica" fo:font-family="Economica" fo:font-size="14pt" style:font-name-asian="Economica" style:font-family-asian="Economica" style:font-size-asian="14pt" style:font-name-complex="Economica" style:font-family-complex="Economica" style:font-size-complex="14pt"/>
    </style:style>
    <style:style style:name="Addressee"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0cm" style:auto-text-indent="false"/>
      <style:text-properties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85%" style:font-weight-asian="bold" style:font-size-complex="85%" style:font-weight-complex="60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a">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8:06:02.089049117</meta:creation-date>
    <dc:date>2016-12-01T10:20:13.743467147</dc:date>
    <meta:editing-duration>PT58M43S</meta:editing-duration>
    <meta:editing-cycles>17</meta:editing-cycles>
    <meta:generator>LibreOffice/5.1.4.2$Linux_X86_64 LibreOffice_project/10m0$Build-2</meta:generator>
    <meta:document-statistic meta:table-count="0" meta:image-count="0" meta:object-count="0" meta:page-count="2" meta:paragraph-count="24" meta:word-count="489" meta:character-count="2984" meta:non-whitespace-character-count="2531"/>
  </office:meta>
</office:document-meta>
</file>